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Prototype 1 Report<text:s/></text:p>
      <text:p text:style-name="P2"/>
      <text:p text:style-name="Normal">This is a report discussing the strengths and weaknesses of my weather app’s architecture, that relies on an external API.</text:p>
      <text:p text:style-name="Normal">Due to the nature of my weather app, there are multiple weaknesses that are<text:s/>associated with its architecture. The first weakness I have discovered is its limitations. The open weather app API I have used to collect the necessary weather data, only allows me to refresh the page 60 times per minute (once every second). This means that if my app was to<text:s/>become a website,<text:s/>gain traction and be successful, it would be unable to provide any information after the first 60 clicks each minute.</text:p>
      <text:p text:style-name="Normal">Another<text:s/>weakness I have found, is the reliability of the app. This is because I am relying on an external API to source the information for my app. This means that if<text:s/>the external source was to be down for maintenance or was to shut down or be hacked, my weather app would no longer work as it would be unable to gather information from the API.</text:p>
      <text:p text:style-name="Normal">The main <text:s/>strength associated with my weather apps architecture, is its simplicity. Due to the use of an API, there is no need to store or collect any of the data, the app simply fetches the data from the external source and displays it.<text:s/></text:p>
      <text:p text:style-name="Normal">Another strength of my weather app is<text:s/>its convenience.<text:s/>Due to the fact the app uses the open weather app API, whenever it is loaded, it fetches the current weather information from the open weather app servers, meaning all data is fresh and current. Since my app is currently just a HTML file, and uses an external API, it can also be stored and ran from multiple devices such as a tablet, phone or a PC.</text:p>
      <text:p text:style-name="Normal">A third strength is the cost. Due to the API being used on the weather app, it costs nothing to gather the data and display it within my app.</text:p>
      <text:p text:style-name="P3"/>
      <text:p text:style-name="P4"/>
      <text:p text:style-name="P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uke Johnson</text:p>
        <text:p text:style-name="Header">2222880</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hnson, Luke</meta:initial-creator>
    <dc:creator>Johnson, Luke</dc:creator>
    <meta:creation-date>2022-10-12T09:37:00Z</meta:creation-date>
    <dc:date>2022-10-19T09:22:00Z</dc:date>
    <meta:template xlink:href="Normal" xlink:type="simple"/>
    <meta:editing-cycles>4</meta:editing-cycles>
    <meta:editing-duration>PT4260S</meta:editing-duration>
    <meta:document-statistic meta:page-count="1" meta:paragraph-count="3" meta:word-count="263" meta:character-count="1764" meta:row-count="12" meta:non-whitespace-character-count="1504"/>
  </office:meta>
</office:document-meta>
</file>